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9eb0" officeooo:paragraph-rsid="001b9eb0"/>
    </style:style>
    <style:style style:name="P2" style:family="paragraph" style:parent-style-name="Standard">
      <style:text-properties officeooo:rsid="001e9f5c" officeooo:paragraph-rsid="001e9f5c"/>
    </style:style>
    <style:style style:name="T1" style:family="text">
      <style:text-properties style:font-name="Times New Roman1" officeooo:rsid="001ce50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исок перемещений от еденичных горизонтальных нагрузок = (-6.37299 -6.3952 <text:s text:c="59"/>-4.20019 -4.1831 -4.20581 -2.90791 -2.90838) мм</text:p>
      <text:p text:style-name="P1">список перемещений от моментов в узле в плоскости рамы = (-0.267519 -0.270143</text:p>
      <text:p text:style-name="P1"><text:s text:c="3"/>-0.257817 -0.162763 -0.258691 -0.362852 <text:s/>-0.37931) рад*1000</text:p>
      <text:p text:style-name="P1"><draw:frame draw:style-name="fr1" draw:name="Объект1" text:anchor-type="as-char" svg:width="2.133cm" svg:height="1.06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Объект2" text:anchor-type="as-char" svg:width="2.17cm" svg:height="1.12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1" draw:name="Объект3" text:anchor-type="as-char" svg:width="6.996cm" svg:height="1.12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список к-в <text:span text:style-name="T1">α</text:span> = (-9.1792806e-8 -9.634875e-8 -9.524708e-8 -1.5991313e-7 -1.0604801e-7 -6.767584e-8 -7.2325186e-8)</text:p>
      <text:p text:style-name="P1">список к-в <text:span text:style-name="T1">β</text:span> = (-4.8161905e-7 -5.7150817e-7 -7.3076535e-7 -8.73732e-7 -1.0175577e-6 -1.0555186e-6 -1.4714908e-6)</text:p>
      <text:p text:style-name="P1">список к-в <text:span text:style-name="T1">μ</text:span>= (2.0000002, 2.0000002, 2.0000005, 2.0000002, 2.0000005, 2.0000005, 2.000000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20S</meta:editing-duration>
    <meta:editing-cycles>7</meta:editing-cycles>
    <meta:generator>LibreOffice/4.4.4.3$Windows_x86 LibreOffice_project/2c39ebcf046445232b798108aa8a7e7d89552ea8</meta:generator>
    <dc:date>2017-02-17T15:56:45.202000000</dc:date>
    <meta:document-statistic meta:table-count="0" meta:image-count="0" meta:object-count="3" meta:page-count="1" meta:paragraph-count="9" meta:word-count="65" meta:character-count="635" meta:non-whitespace-character-count="513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point" meta:value-type="float">-1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0.3</meta:user-defined>
  </office:meta>
</office:document-meta>
</file>

<file path=Object 1/content.xml><?xml version="1.0" encoding="utf-8"?>
<math xmlns="http://www.w3.org/1998/Math/MathML" display="block">
  <semantics>
    <mrow>
      <mi mathvariant="normal">α</mi>
      <mo stretchy="false">=</mo>
      <mfrac>
        <mrow>
          <msub>
            <mi>K</mi>
            <mi>M</mi>
          </msub>
          <mo stretchy="false">×</mo>
          <mi>L</mi>
        </mrow>
        <mi mathvariant="italic">EI</mi>
      </mfrac>
    </mrow>
    <annotation encoding="StarMath 5.0"> %alpha  = {K_M times L over EI}</annotation>
  </semantics>
</math>
</file>

<file path=Object 2/content.xml><?xml version="1.0" encoding="utf-8"?>
<math xmlns="http://www.w3.org/1998/Math/MathML" display="block">
  <semantics>
    <mrow>
      <mi mathvariant="normal">β</mi>
      <mo stretchy="false">=</mo>
      <mfrac>
        <mrow>
          <msub>
            <mi>K</mi>
            <mi>N</mi>
          </msub>
          <mo stretchy="false">×</mo>
          <msup>
            <mi>L</mi>
            <mn>3</mn>
          </msup>
        </mrow>
        <mi mathvariant="italic">EI</mi>
      </mfrac>
    </mrow>
    <annotation encoding="StarMath 5.0">%beta = {K_N times L^3 over EI}</annotation>
  </semantics>
</math>
</file>

<file path=Object 3/content.xml><?xml version="1.0" encoding="utf-8"?>
<math xmlns="http://www.w3.org/1998/Math/MathML" display="block">
  <semantics>
    <mrow>
      <mi mathvariant="normal">μ</mi>
      <mo stretchy="false">=</mo>
      <msqrt>
        <mfrac>
          <mrow>
            <mo fence="true" stretchy="false">(</mo>
            <mrow>
              <mrow>
                <mrow>
                  <mn>5.4</mn>
                  <mo stretchy="false">×</mo>
                  <mrow>
                    <mo fence="true" stretchy="false">(</mo>
                    <mrow>
                      <mrow>
                        <mi mathvariant="normal">α</mi>
                        <mo stretchy="false">+</mo>
                        <mn>4</mn>
                      </mrow>
                    </mrow>
                    <mo fence="true" stretchy="false">)</mo>
                  </mrow>
                </mrow>
                <mo stretchy="false">+</mo>
                <mrow>
                  <mi mathvariant="normal">β</mi>
                  <mo stretchy="false">×</mo>
                  <mrow>
                    <mo fence="true" stretchy="false">(</mo>
                    <mrow>
                      <mrow>
                        <mn>1.2</mn>
                        <mo stretchy="false">+</mo>
                        <mrow>
                          <mi mathvariant="normal">α</mi>
                          <mo stretchy="false">×</mo>
                          <mn>0.25</mn>
                        </mrow>
                      </mrow>
                    </mrow>
                    <mo fence="true" stretchy="false">)</mo>
                  </mrow>
                </mrow>
              </mrow>
            </mrow>
            <mo fence="true" stretchy="false">)</mo>
          </mrow>
          <mrow>
            <mo fence="true" stretchy="false">(</mo>
            <mrow>
              <mrow>
                <mrow>
                  <mn>5.4</mn>
                  <mo stretchy="false">×</mo>
                  <mrow>
                    <mo fence="true" stretchy="false">(</mo>
                    <mrow>
                      <mrow>
                        <mi mathvariant="normal">α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i mathvariant="normal">β</mi>
                  <mo stretchy="false">×</mo>
                  <mrow>
                    <mo fence="true" stretchy="false">(</mo>
                    <mrow>
                      <mrow>
                        <mi mathvariant="normal">α</mi>
                        <mo stretchy="false">+</mo>
                        <mn>2.4</mn>
                      </mrow>
                    </mrow>
                    <mo fence="true" stretchy="false">)</mo>
                  </mrow>
                </mrow>
              </mrow>
            </mrow>
            <mo fence="true" stretchy="false">)</mo>
          </mrow>
        </mfrac>
      </msqrt>
    </mrow>
    <annotation encoding="StarMath 5.0">%mu = SQRT{{(5.4 times (%alpha + 4) + %beta times (1.2 + %alpha times 0.25)) over (5.4 times (%alpha + 1) + %beta times (%alpha + 2.4))}}</annotation>
  </semantics>
</math>
</file>